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F479F8CED4603384B7.png" manifest:media-type="image/png"/>
  <manifest:file-entry manifest:full-path="Pictures/10000201000000C0000000BE22DF4022BB31548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6.773cm" svg:height="6.803cm" svg:x="0.002cm" svg:y="0cm">
          <draw:image xlink:href="Pictures/10000201000000C0000000BE22DF4022BB315488.png" xlink:type="simple" xlink:show="embed" xlink:actuate="onLoad" draw:mime-type="image/png">
            <text:p/>
          </draw:image>
        </draw:frame>
        <draw:frame draw:style-name="gr1" draw:text-style-name="P1" draw:layer="layout" svg:width="6.25cm" svg:height="6.549cm" svg:x="0.264cm" svg:y="0.254cm">
          <draw:image xlink:href="Pictures/10000201000001F4000001F479F8CED4603384B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77cm" fo:page-height="6.7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2T17:36:03.964889592</meta:creation-date>
    <dc:date>2021-07-12T17:39:47.601689994</dc:date>
    <meta:editing-duration>PT3M44S</meta:editing-duration>
    <meta:editing-cycles>1</meta:editing-cycles>
    <meta:document-statistic meta:object-count="2"/>
    <meta:generator>LibreOffice/7.0.6.2$Linux_X86_64 LibreOffice_project/00$Build-2</meta:generator>
  </office:meta>
</office:document-meta>
</file>